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3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cccc00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c0c0c0"/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cccc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Enter outer dimensions:</text:p>
          </table:table-cell>
          <table:table-cell table:style-name="ce9"/>
          <table:table-cell table:style-name="ce2"/>
          <table:table-cell table:number-columns-repeated="2"/>
        </table:table-row>
        <table:table-row table:style-name="ro1">
          <table:table-cell table:style-name="ce2" office:value-type="string">
            <text:p>Thickness of aluminum sheet:</text:p>
          </table:table-cell>
          <table:table-cell table:style-name="ce9" office:value-type="float" office:value="2.5">
            <text:p>2,5</text:p>
          </table:table-cell>
          <table:table-cell table:style-name="ce2" office:value-type="string">
            <text:p>m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ox width, outer</text:p>
          </table:table-cell>
          <table:table-cell table:style-name="ce9" office:value-type="float" office:value="150">
            <text:p>150</text:p>
          </table:table-cell>
          <table:table-cell table:style-name="ce2" office:value-type="string">
            <text:p>m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ox heigth, outer</text:p>
          </table:table-cell>
          <table:table-cell table:style-name="ce9" office:value-type="float" office:value="44">
            <text:p>44</text:p>
          </table:table-cell>
          <table:table-cell table:style-name="ce2" office:value-type="string">
            <text:p>m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ox depth, outer</text:p>
          </table:table-cell>
          <table:table-cell table:style-name="ce9" office:value-type="float" office:value="110">
            <text:p>110</text:p>
          </table:table-cell>
          <table:table-cell table:style-name="ce2" office:value-type="string">
            <text:p>m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Overhang</text:p>
          </table:table-cell>
          <table:table-cell table:style-name="ce9" office:value-type="float" office:value="2">
            <text:p>2</text:p>
          </table:table-cell>
          <table:table-cell table:style-name="ce2" office:value-type="string">
            <text:p>mm</text:p>
          </table:table-cell>
          <table:table-cell table:number-columns-repeated="2"/>
        </table:table-row>
        <table:table-row table:style-name="ro1"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office:value-type="string">
            <text:p>Inner width: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2" office:value-type="string">
            <text:p>Inner width:</text:p>
          </table:table-cell>
          <table:table-cell table:style-name="ce2" table:formula="of:=[.B3]-2*[.B2]-2*[.B6]" office:value-type="float" office:value="141">
            <text:p>141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Inner height (with bottom mounted)</text:p>
          </table:table-cell>
          <table:table-cell table:style-name="ce2" table:formula="of:=[.B4]-[.B2]*2" office:value-type="float" office:value="39">
            <text:p>3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Inner depth:</text:p>
          </table:table-cell>
          <table:table-cell table:style-name="ce2" table:formula="of:=[.B5]-2*[.B2]" office:value-type="float" office:value="105">
            <text:p>105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Origo lower left, cavities on reverse side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ides fold over base area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>
            <text:p>Foldering cavities:</text:p>
          </table:table-cell>
          <table:table-cell table:number-columns-repeated="4"/>
        </table:table-row>
        <table:table-row table:style-name="ro1">
          <table:table-cell office:value-type="string">
            <text:p>Width of folding cavities:</text:p>
          </table:table-cell>
          <table:table-cell table:style-name="ce10" table:formula="of:=[.B2]+0.5" office:value-type="float" office:value="3">
            <text:p>3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office:value-type="string">
            <text:p>Depth of folding cavities:</text:p>
          </table:table-cell>
          <table:table-cell table:style-name="ce10" table:formula="of:=[.B2]-0.5" office:value-type="float" office:value="2">
            <text:p>2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>
            <text:p>Dimensions:</text:p>
          </table:table-cell>
          <table:table-cell table:number-columns-repeated="4"/>
        </table:table-row>
        <table:table-row table:style-name="ro1">
          <table:table-cell office:value-type="string">
            <text:p>A:</text:p>
          </table:table-cell>
          <table:table-cell table:formula="of:=[.B4]-[.B2]" office:value-type="float" office:value="41.5">
            <text:p>41,5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office:value-type="string">
            <text:p>B:</text:p>
          </table:table-cell>
          <table:table-cell table:formula="of:=[.B5]-2" office:value-type="float" office:value="108">
            <text:p>108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office:value-type="string">
            <text:p>C:</text:p>
          </table:table-cell>
          <table:table-cell table:formula="of:=[.B21]" office:value-type="float" office:value="41.5">
            <text:p>41,5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office:value-type="string">
            <text:p>D:</text:p>
          </table:table-cell>
          <table:table-cell table:formula="of:=[.B4]-2*[.B2]-0.5" office:value-type="float" office:value="38.5">
            <text:p>38,5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office:value-type="string">
            <text:p>E:</text:p>
          </table:table-cell>
          <table:table-cell table:formula="of:=[.B9]+2*[.B2]-2*1" office:value-type="float" office:value="144">
            <text:p>144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office:value-type="string">
            <text:p>F:</text:p>
          </table:table-cell>
          <table:table-cell table:formula="of:=[.B24]" office:value-type="float" office:value="38.5">
            <text:p>38,5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>
            <text:p>Origin of bottom inner area:</text:p>
          </table:table-cell>
          <table:table-cell table:number-columns-repeated="4"/>
        </table:table-row>
        <table:table-row table:style-name="ro1">
          <table:table-cell office:value-type="string">
            <text:p>X:</text:p>
          </table:table-cell>
          <table:table-cell table:formula="of:=[.B6]+[.B2]" office:value-type="float" office:value="4.5">
            <text:p>4,5</text:p>
          </table:table-cell>
          <table:table-cell table:number-columns-repeated="3"/>
        </table:table-row>
        <table:table-row table:style-name="ro1">
          <table:table-cell table:style-name="ce5" office:value-type="string">
            <text:p>Y:</text:p>
          </table:table-cell>
          <table:table-cell table:formula="of:=[.B21]+[.B17]+[.B2]-1" office:value-type="float" office:value="46">
            <text:p>46</text:p>
          </table:table-cell>
          <table:table-cell/>
          <table:table-cell table:style-name="ce2"/>
          <table:table-cell/>
        </table:table-row>
        <table:table-row table:style-name="ro1">
          <table:table-cell table:style-name="ce5"/>
          <table:table-cell table:number-columns-repeated="4"/>
        </table:table-row>
        <table:table-row table:style-name="ro2">
          <table:table-cell table:style-name="ce6" office:value-type="string">
            <text:p>Top dimensions:</text:p>
          </table:table-cell>
          <table:table-cell table:number-columns-repeated="4"/>
        </table:table-row>
        <table:table-row table:style-name="ro1">
          <table:table-cell office:value-type="string">
            <text:p>Sheet height:</text:p>
          </table:table-cell>
          <table:table-cell table:style-name="ce10" table:formula="of:=[.B21]+[.B17]+[.B22]+[.B17]+[.B23]" office:value-type="float" office:value="197">
            <text:p>197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Sheet width:</text:p>
          </table:table-cell>
          <table:table-cell table:style-name="ce10" table:formula="of:=[.B3]" office:value-type="float" office:value="150">
            <text:p>150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Corner radius:</text:p>
          </table:table-cell>
          <table:table-cell table:style-name="ce10" office:value-type="float" office:value="1">
            <text:p>1</text:p>
          </table:table-cell>
          <table:table-cell/>
          <table:table-cell table:style-name="ce8"/>
          <table:table-cell/>
        </table:table-row>
        <table:table-row table:style-name="ro1">
          <table:table-cell table:number-columns-repeated="3"/>
          <table:table-cell table:style-name="ce8"/>
          <table:table-cell/>
        </table:table-row>
        <table:table-row table:style-name="ro1">
          <table:table-cell table:style-name="ce4" office:value-type="string">
            <text:p>Cavity locations (reverse side)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string">
            <text:p>Horizontal cavity 1, y:</text:p>
          </table:table-cell>
          <table:table-cell table:style-name="ce10" table:formula="of:=[.B21]+[.B17]/2" office:value-type="float" office:value="43">
            <text:p>43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Horizontal cavity 2, y:</text:p>
          </table:table-cell>
          <table:table-cell table:style-name="ce10" table:formula="of:=[.B33]-[.B38]" office:value-type="float" office:value="154">
            <text:p>154</text:p>
          </table:table-cell>
          <table:table-cell/>
          <table:table-cell table:style-name="ce8"/>
          <table:table-cell/>
        </table:table-row>
        <table:table-row table:style-name="ro1">
          <table:table-cell table:style-name="ce7" office:value-type="string">
            <text:p>Cavity width:</text:p>
          </table:table-cell>
          <table:table-cell table:style-name="ce10" table:formula="of:=[.B34]+2*2" office:value-type="float" office:value="154">
            <text:p>154</text:p>
          </table:table-cell>
          <table:table-cell/>
          <table:table-cell table:style-name="ce8"/>
          <table:table-cell/>
        </table:table-row>
        <table:table-row table:style-name="ro1">
          <table:table-cell table:number-columns-repeated="3"/>
          <table:table-cell table:style-name="ce8"/>
          <table:table-cell/>
        </table:table-row>
        <table:table-row table:style-name="ro1">
          <table:table-cell table:style-name="ce1" office:value-type="string">
            <text:p>Housing bracket for holding sides together (cavities for M3x8 bolts; 4,6Øx1,1)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string">
            <text:p>X1:</text:p>
          </table:table-cell>
          <table:table-cell table:style-name="ce10" table:formula="of:=[.B6]+[.B2]+6.5" office:value-type="float" office:value="11">
            <text:p>11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X2</text:p>
          </table:table-cell>
          <table:table-cell table:style-name="ce10" table:formula="of:=[.B34]-[.B43]" office:value-type="float" office:value="139">
            <text:p>139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Y1</text:p>
          </table:table-cell>
          <table:table-cell table:style-name="ce10" table:formula="of:=([.B21]-[.B2])/2+[.B2]" office:value-type="float" office:value="22">
            <text:p>22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Y2</text:p>
          </table:table-cell>
          <table:table-cell table:style-name="ce10" table:formula="of:=[.B33]-[.B45]" office:value-type="float" office:value="175">
            <text:p>175</text:p>
          </table:table-cell>
          <table:table-cell/>
          <table:table-cell table:style-name="ce8"/>
          <table:table-cell/>
        </table:table-row>
        <table:table-row table:style-name="ro1">
          <table:table-cell/>
          <table:table-cell table:style-name="ce8"/>
          <table:table-cell/>
          <table:table-cell table:style-name="ce8"/>
          <table:table-cell/>
        </table:table-row>
        <table:table-row table:style-name="ro1">
          <table:table-cell table:style-name="ce4" office:value-type="string">
            <text:p>Top mounting area (orange marking)</text:p>
          </table:table-cell>
          <table:table-cell table:style-name="ce8"/>
          <table:table-cell/>
          <table:table-cell table:style-name="ce8"/>
          <table:table-cell/>
        </table:table-row>
        <table:table-row table:style-name="ro1">
          <table:table-cell office:value-type="string">
            <text:p>X:</text:p>
          </table:table-cell>
          <table:table-cell table:style-name="ce10" table:formula="of:=[.B34]/2" office:value-type="float" office:value="75">
            <text:p>75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Y:</text:p>
          </table:table-cell>
          <table:table-cell table:style-name="ce10" table:formula="of:=[.B33]/2" office:value-type="float" office:value="98.5">
            <text:p>98,5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H:</text:p>
          </table:table-cell>
          <table:table-cell table:style-name="ce10" table:formula="of:=[.B11]" office:value-type="float" office:value="105">
            <text:p>105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W:</text:p>
          </table:table-cell>
          <table:table-cell table:style-name="ce10" table:formula="of:=[.B9]" office:value-type="float" office:value="141">
            <text:p>141</text:p>
          </table:table-cell>
          <table:table-cell/>
          <table:table-cell table:style-name="ce8"/>
          <table:table-cell/>
        </table:table-row>
        <table:table-row table:style-name="ro1">
          <table:table-cell table:number-columns-repeated="3"/>
          <table:table-cell table:style-name="ce8"/>
          <table:table-cell/>
        </table:table-row>
        <table:table-row table:style-name="ro1">
          <table:table-cell office:value-type="string">
            <text:p>X of mounting bracket:</text:p>
          </table:table-cell>
          <table:table-cell table:style-name="ce10" table:formula="of:=[.B49]-([.B52]/2)+5" office:value-type="float" office:value="9.5">
            <text:p>9,5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Y of mounting bracket:</text:p>
          </table:table-cell>
          <table:table-cell table:style-name="ce10" table:formula="of:=[.B50]-([.B51]/2)+5" office:value-type="float" office:value="51">
            <text:p>51</text:p>
          </table:table-cell>
          <table:table-cell/>
          <table:table-cell table:style-name="ce8"/>
          <table:table-cell/>
        </table:table-row>
        <table:table-row table:style-name="ro1">
          <table:table-cell table:style-name="ce5" office:value-type="string">
            <text:p>(Mirror to other corners)</text:p>
          </table:table-cell>
          <table:table-cell table:number-columns-repeated="2"/>
          <table:table-cell table:style-name="ce8"/>
          <table:table-cell/>
        </table:table-row>
        <table:table-row table:style-name="ro1" table:number-rows-repeated="2">
          <table:table-cell table:number-columns-repeated="3"/>
          <table:table-cell table:style-name="ce8"/>
          <table:table-cell/>
        </table:table-row>
        <table:table-row table:style-name="ro1">
          <table:table-cell table:style-name="ce4" office:value-type="string">
            <text:p>Side mounting area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string">
            <text:p>X:</text:p>
          </table:table-cell>
          <table:table-cell table:style-name="ce10" table:formula="of:=[.B49]" office:value-type="float" office:value="75">
            <text:p>75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Y:</text:p>
          </table:table-cell>
          <table:table-cell table:style-name="ce10" table:formula="of:=[.B10]/2+[.B2]" office:value-type="float" office:value="22">
            <text:p>22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H:</text:p>
          </table:table-cell>
          <table:table-cell table:style-name="ce10" table:formula="of:=[.B10]" office:value-type="float" office:value="39">
            <text:p>39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W:</text:p>
          </table:table-cell>
          <table:table-cell table:style-name="ce10" table:formula="of:=[.B52]-2*10" office:value-type="float" office:value="121">
            <text:p>121</text:p>
          </table:table-cell>
          <table:table-cell/>
          <table:table-cell table:style-name="ce8"/>
          <table:table-cell/>
        </table:table-row>
        <table:table-row table:style-name="ro1">
          <table:table-cell table:style-name="ce5" office:value-type="string">
            <text:p>(Mirror to upper side)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table:number-columns-repeated="3"/>
          <table:table-cell table:style-name="ce8"/>
          <table:table-cell/>
        </table:table-row>
        <table:table-row table:style-name="ro1">
          <table:table-cell table:style-name="ce1"/>
          <table:table-cell table:number-columns-repeated="2"/>
          <table:table-cell table:style-name="ce8"/>
          <table:table-cell/>
        </table:table-row>
        <table:table-row table:style-name="ro2">
          <table:table-cell table:style-name="ce6" office:value-type="string">
            <text:p>Bottom dimensions:</text:p>
          </table:table-cell>
          <table:table-cell table:number-columns-repeated="3"/>
          <table:table-cell table:style-name="ce5" office:value-type="string">
            <text:p>Turned 90 degrees:</text:p>
          </table:table-cell>
        </table:table-row>
        <table:table-row table:style-name="ro1">
          <table:table-cell office:value-type="string">
            <text:p>Sheet height:</text:p>
          </table:table-cell>
          <table:table-cell table:style-name="ce10" table:formula="of:=[.B11]" office:value-type="float" office:value="105">
            <text:p>105</text:p>
          </table:table-cell>
          <table:table-cell/>
          <table:table-cell office:value-type="string">
            <text:p>Sheet height</text:p>
          </table:table-cell>
          <table:table-cell table:style-name="ce10" table:formula="of:=[.B69]" office:value-type="float" office:value="227">
            <text:p>227</text:p>
          </table:table-cell>
        </table:table-row>
        <table:table-row table:style-name="ro1">
          <table:table-cell office:value-type="string">
            <text:p>Sheet width:</text:p>
          </table:table-cell>
          <table:table-cell table:style-name="ce10" table:formula="of:=[.B24]+[.B17]+[.B25]+[.B17]+[.B26]" office:value-type="float" office:value="227">
            <text:p>227</text:p>
          </table:table-cell>
          <table:table-cell/>
          <table:table-cell office:value-type="string">
            <text:p>Sheet width</text:p>
          </table:table-cell>
          <table:table-cell table:style-name="ce10" table:formula="of:=[.B68]" office:value-type="float" office:value="105">
            <text:p>105</text:p>
          </table:table-cell>
        </table:table-row>
        <table:table-row table:style-name="ro1">
          <table:table-cell table:number-columns-repeated="3"/>
          <table:table-cell table:style-name="ce8"/>
          <table:table-cell/>
        </table:table-row>
        <table:table-row table:style-name="ro1">
          <table:table-cell table:style-name="ce4" office:value-type="string">
            <text:p>Cavity locations (reverse side)</text:p>
          </table:table-cell>
          <table:table-cell table:number-columns-repeated="2"/>
          <table:table-cell table:style-name="ce4" office:value-type="string">
            <text:p>Cavity locations (reverse side)</text:p>
          </table:table-cell>
          <table:table-cell/>
        </table:table-row>
        <table:table-row table:style-name="ro1">
          <table:table-cell office:value-type="string">
            <text:p>Vertical cavity 1, x:</text:p>
          </table:table-cell>
          <table:table-cell table:style-name="ce10" table:formula="of:=[.B24]+[.B17]/2" office:value-type="float" office:value="40">
            <text:p>40</text:p>
          </table:table-cell>
          <table:table-cell/>
          <table:table-cell office:value-type="string">
            <text:p>Horizontal cavity 1, y:</text:p>
          </table:table-cell>
          <table:table-cell table:style-name="ce10" table:formula="of:=[.B72]" office:value-type="float" office:value="40">
            <text:p>40</text:p>
          </table:table-cell>
        </table:table-row>
        <table:table-row table:style-name="ro1">
          <table:table-cell office:value-type="string">
            <text:p>Vertical cavity 2, x:</text:p>
          </table:table-cell>
          <table:table-cell table:style-name="ce10" table:formula="of:=[.B69]-[.B72]" office:value-type="float" office:value="187">
            <text:p>187</text:p>
          </table:table-cell>
          <table:table-cell/>
          <table:table-cell office:value-type="string">
            <text:p>Horizontal cavity 2, y:</text:p>
          </table:table-cell>
          <table:table-cell table:style-name="ce10" table:formula="of:=[.B73]" office:value-type="float" office:value="187">
            <text:p>187</text:p>
          </table:table-cell>
        </table:table-row>
        <table:table-row table:style-name="ro1">
          <table:table-cell table:style-name="ce7" office:value-type="string">
            <text:p>Cavity height:</text:p>
          </table:table-cell>
          <table:table-cell table:style-name="ce10" table:formula="of:=[.B68]+2*2" office:value-type="float" office:value="109">
            <text:p>109</text:p>
          </table:table-cell>
          <table:table-cell/>
          <table:table-cell table:style-name="ce7" office:value-type="string">
            <text:p>Cavity width:</text:p>
          </table:table-cell>
          <table:table-cell table:style-name="ce10" table:formula="of:=[.B74]" office:value-type="float" office:value="109">
            <text:p>109</text:p>
          </table:table-cell>
        </table:table-row>
        <table:table-row table:style-name="ro1">
          <table:table-cell table:number-columns-repeated="3"/>
          <table:table-cell table:style-name="ce8"/>
          <table:table-cell/>
        </table:table-row>
        <table:table-row table:style-name="ro1">
          <table:table-cell table:style-name="ce1" office:value-type="string">
            <text:p>Housing bracket for holding sides together (holes with countersink)</text:p>
          </table:table-cell>
          <table:table-cell table:number-columns-repeated="2"/>
          <table:table-cell table:style-name="ce1" office:value-type="string">
            <text:p>Housing bracket for holding sides together (holes with countersink)</text:p>
          </table:table-cell>
          <table:table-cell/>
        </table:table-row>
        <table:table-row table:style-name="ro1">
          <table:table-cell office:value-type="string">
            <text:p>X1:</text:p>
          </table:table-cell>
          <table:table-cell table:style-name="ce10" table:formula="of:=[.B24]/2" office:value-type="float" office:value="19.25">
            <text:p>19,25</text:p>
          </table:table-cell>
          <table:table-cell/>
          <table:table-cell office:value-type="string">
            <text:p>X1:</text:p>
          </table:table-cell>
          <table:table-cell table:style-name="ce10" table:formula="of:=[.B79]" office:value-type="float" office:value="6.5">
            <text:p>6,5</text:p>
          </table:table-cell>
        </table:table-row>
        <table:table-row table:style-name="ro1">
          <table:table-cell office:value-type="string">
            <text:p>X2</text:p>
          </table:table-cell>
          <table:table-cell table:style-name="ce10" table:formula="of:=[.B69]-[.B77]" office:value-type="float" office:value="207.75">
            <text:p>207,75</text:p>
          </table:table-cell>
          <table:table-cell/>
          <table:table-cell office:value-type="string">
            <text:p>X2</text:p>
          </table:table-cell>
          <table:table-cell table:style-name="ce10" table:formula="of:=[.B80]" office:value-type="float" office:value="98.5">
            <text:p>98,5</text:p>
          </table:table-cell>
        </table:table-row>
        <table:table-row table:style-name="ro1">
          <table:table-cell office:value-type="string">
            <text:p>Y1</text:p>
          </table:table-cell>
          <table:table-cell table:style-name="ce10" table:formula="of:=6.5" office:value-type="float" office:value="6.5">
            <text:p>6,5</text:p>
          </table:table-cell>
          <table:table-cell/>
          <table:table-cell office:value-type="string">
            <text:p>Y1</text:p>
          </table:table-cell>
          <table:table-cell table:style-name="ce10" table:formula="of:=[.B77]" office:value-type="float" office:value="19.25">
            <text:p>19,25</text:p>
          </table:table-cell>
        </table:table-row>
        <table:table-row table:style-name="ro1">
          <table:table-cell office:value-type="string">
            <text:p>Y2</text:p>
          </table:table-cell>
          <table:table-cell table:style-name="ce10" table:formula="of:=[.B68]-[.B79]" office:value-type="float" office:value="98.5">
            <text:p>98,5</text:p>
          </table:table-cell>
          <table:table-cell/>
          <table:table-cell office:value-type="string">
            <text:p>Y2</text:p>
          </table:table-cell>
          <table:table-cell table:style-name="ce10" table:formula="of:=[.B78]" office:value-type="float" office:value="207.75">
            <text:p>207,75</text:p>
          </table:table-cell>
        </table:table-row>
        <table:table-row table:style-name="ro1">
          <table:table-cell table:style-name="ce8" office:value-type="string">
            <text:p>(Or mirror #1)</text:p>
          </table:table-cell>
          <table:table-cell table:number-columns-repeated="2"/>
          <table:table-cell table:style-name="ce8" office:value-type="string">
            <text:p>(Or mirror #1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>
            <text:p>Bottom mounting area (orange marking)</text:p>
          </table:table-cell>
          <table:table-cell table:style-name="ce8"/>
          <table:table-cell/>
          <table:table-cell table:style-name="ce4" office:value-type="string">
            <text:p>Bottom mounting area (orange marking)</text:p>
          </table:table-cell>
          <table:table-cell/>
        </table:table-row>
        <table:table-row table:style-name="ro1">
          <table:table-cell office:value-type="string">
            <text:p>X:</text:p>
          </table:table-cell>
          <table:table-cell table:style-name="ce10" table:formula="of:=[.B69]/2" office:value-type="float" office:value="113.5">
            <text:p>113,5</text:p>
          </table:table-cell>
          <table:table-cell/>
          <table:table-cell office:value-type="string">
            <text:p>X:</text:p>
          </table:table-cell>
          <table:table-cell table:style-name="ce10" table:formula="of:=[.B85]" office:value-type="float" office:value="52.5">
            <text:p>52,5</text:p>
          </table:table-cell>
        </table:table-row>
        <table:table-row table:style-name="ro1">
          <table:table-cell office:value-type="string">
            <text:p>Y:</text:p>
          </table:table-cell>
          <table:table-cell table:style-name="ce10" table:formula="of:=[.B68]/2" office:value-type="float" office:value="52.5">
            <text:p>52,5</text:p>
          </table:table-cell>
          <table:table-cell/>
          <table:table-cell office:value-type="string">
            <text:p>Y:</text:p>
          </table:table-cell>
          <table:table-cell table:style-name="ce10" table:formula="of:=[.B84]" office:value-type="float" office:value="113.5">
            <text:p>113,5</text:p>
          </table:table-cell>
        </table:table-row>
        <table:table-row table:style-name="ro1">
          <table:table-cell office:value-type="string">
            <text:p>H:</text:p>
          </table:table-cell>
          <table:table-cell table:style-name="ce10" table:formula="of:=[.B11]" office:value-type="float" office:value="105">
            <text:p>105</text:p>
          </table:table-cell>
          <table:table-cell/>
          <table:table-cell office:value-type="string">
            <text:p>H:</text:p>
          </table:table-cell>
          <table:table-cell table:style-name="ce10" table:formula="of:=[.B87]" office:value-type="float" office:value="141">
            <text:p>141</text:p>
          </table:table-cell>
        </table:table-row>
        <table:table-row table:style-name="ro1">
          <table:table-cell office:value-type="string">
            <text:p>W:</text:p>
          </table:table-cell>
          <table:table-cell table:style-name="ce10" table:formula="of:=[.B9]" office:value-type="float" office:value="141">
            <text:p>141</text:p>
          </table:table-cell>
          <table:table-cell/>
          <table:table-cell office:value-type="string">
            <text:p>W:</text:p>
          </table:table-cell>
          <table:table-cell table:style-name="ce10" table:formula="of:=[.B86]" office:value-type="float" office:value="105">
            <text:p>10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X of mounting bracket:</text:p>
          </table:table-cell>
          <table:table-cell table:style-name="ce10" table:formula="of:=[.B84]-([.B87]/2)+5" office:value-type="float" office:value="48">
            <text:p>48</text:p>
          </table:table-cell>
          <table:table-cell/>
          <table:table-cell office:value-type="string">
            <text:p>X of mounting bracket:</text:p>
          </table:table-cell>
          <table:table-cell table:style-name="ce10" table:formula="of:=[.B90]" office:value-type="float" office:value="5">
            <text:p>5</text:p>
          </table:table-cell>
        </table:table-row>
        <table:table-row table:style-name="ro1">
          <table:table-cell office:value-type="string">
            <text:p>Y of mounting bracket:</text:p>
          </table:table-cell>
          <table:table-cell table:style-name="ce10" table:formula="of:=[.B85]-([.B86]/2)+5" office:value-type="float" office:value="5">
            <text:p>5</text:p>
          </table:table-cell>
          <table:table-cell/>
          <table:table-cell office:value-type="string">
            <text:p>Y of mounting bracket:</text:p>
          </table:table-cell>
          <table:table-cell table:style-name="ce10" table:formula="of:=[.B89]" office:value-type="float" office:value="48">
            <text:p>48</text:p>
          </table:table-cell>
        </table:table-row>
        <table:table-row table:style-name="ro1">
          <table:table-cell table:style-name="ce5" office:value-type="string">
            <text:p>(Mirror to other corners)</text:p>
          </table:table-cell>
          <table:table-cell table:number-columns-repeated="2"/>
          <table:table-cell table:style-name="ce5" office:value-type="string">
            <text:p>(Mirror to other corners)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" office:value-type="string">
            <text:p>Side mounting area</text:p>
          </table:table-cell>
          <table:table-cell table:number-columns-repeated="2"/>
          <table:table-cell table:style-name="ce4" office:value-type="string">
            <text:p>Side mounting area</text:p>
          </table:table-cell>
          <table:table-cell/>
        </table:table-row>
        <table:table-row table:style-name="ro1">
          <table:table-cell office:value-type="string">
            <text:p>X:</text:p>
          </table:table-cell>
          <table:table-cell table:style-name="ce10" table:formula="of:=[.B98]/2" office:value-type="float" office:value="19.5">
            <text:p>19,5</text:p>
          </table:table-cell>
          <table:table-cell/>
          <table:table-cell office:value-type="string">
            <text:p>X:</text:p>
          </table:table-cell>
          <table:table-cell table:style-name="ce10" table:formula="of:=[.B96]" office:value-type="float" office:value="52.5">
            <text:p>52,5</text:p>
          </table:table-cell>
        </table:table-row>
        <table:table-row table:style-name="ro1">
          <table:table-cell office:value-type="string">
            <text:p>Y:</text:p>
          </table:table-cell>
          <table:table-cell table:style-name="ce10" table:formula="of:=[.B97]/2+10" office:value-type="float" office:value="52.5">
            <text:p>52,5</text:p>
          </table:table-cell>
          <table:table-cell/>
          <table:table-cell office:value-type="string">
            <text:p>Y:</text:p>
          </table:table-cell>
          <table:table-cell table:style-name="ce10" table:formula="of:=[.B95]" office:value-type="float" office:value="19.5">
            <text:p>19,5</text:p>
          </table:table-cell>
        </table:table-row>
        <table:table-row table:style-name="ro1">
          <table:table-cell office:value-type="string">
            <text:p>H:</text:p>
          </table:table-cell>
          <table:table-cell table:style-name="ce10" table:formula="of:=[.B86]-10*2" office:value-type="float" office:value="85">
            <text:p>85</text:p>
          </table:table-cell>
          <table:table-cell/>
          <table:table-cell office:value-type="string">
            <text:p>H:</text:p>
          </table:table-cell>
          <table:table-cell table:style-name="ce10" table:formula="of:=[.B98]" office:value-type="float" office:value="39">
            <text:p>39</text:p>
          </table:table-cell>
        </table:table-row>
        <table:table-row table:style-name="ro1">
          <table:table-cell office:value-type="string">
            <text:p>W:</text:p>
          </table:table-cell>
          <table:table-cell table:style-name="ce10" table:formula="of:=[.B10]" office:value-type="float" office:value="39">
            <text:p>39</text:p>
          </table:table-cell>
          <table:table-cell/>
          <table:table-cell office:value-type="string">
            <text:p>W:</text:p>
          </table:table-cell>
          <table:table-cell table:style-name="ce10" table:formula="of:=[.B97]" office:value-type="float" office:value="85">
            <text:p>85</text:p>
          </table:table-cell>
        </table:table-row>
        <table:table-row table:style-name="ro1">
          <table:table-cell table:style-name="ce5" office:value-type="string">
            <text:p>(Mirror to other side)</text:p>
          </table:table-cell>
          <table:table-cell table:number-columns-repeated="2"/>
          <table:table-cell table:style-name="ce5" office:value-type="string">
            <text:p>(Mirror to other side)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23-04-2013</text:date>, <text:time>16:2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1-27T01:04:41</meta:creation-date>
    <dc:date>2013-04-23T16:25:16</dc:date>
    <meta:editing-duration>PT10H59M11S</meta:editing-duration>
    <meta:editing-cycles>24</meta:editing-cycles>
    <meta:generator>NeoOffice/3.3$Unix OpenOffice.org_project/Patch 0</meta:generator>
    <meta:document-statistic meta:table-count="3" meta:cell-count="195" meta:object-count="0"/>
  </office:meta>
</office:document-meta>
</file>